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254.21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01.29pt"/>
    </style:style>
    <style:style style:name="co6" style:family="table-column">
      <style:table-column-properties fo:break-before="auto" style:column-width="345.29pt"/>
    </style:style>
    <style:style style:name="co7" style:family="table-column">
      <style:table-column-properties fo:break-before="auto" style:column-width="540.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xieBargraph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Dropbox/personal/SurfnCircuits/NixieBarGraphHat/KC_NixieBargraphHat/NixieBargraphHat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6 Apr 2019 09:19:30 PM P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, 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2, R5, R6, R7, R8, R9, R10, 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5, R18, R22, R23, 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19, 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21:21:32.543604513</dc:date>
    <meta:editing-duration>PT29S</meta:editing-duration>
    <meta:editing-cycles>1</meta:editing-cycles>
    <meta:document-statistic meta:table-count="1" meta:cell-count="439" meta:object-count="0"/>
    <meta:generator>LibreOffice/6.0.7.3$Linux_X86_64 LibreOffice_project/00m0$Build-3</meta:generator>
  </office:meta>
</office:document-meta>
</file>